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hatch" draw:fill-color="#000000" draw:fill-gradient-name="Gradient_20_1" draw:fill-hatch-name="Blue_20_Crossed_20_45_20_Degrees" draw:textarea-horizontal-align="justify" draw:textarea-vertical-align="middle" draw:auto-grow-height="false"/>
    </style:style>
    <style:style style:name="gr7" style:family="graphic" style:parent-style-name="standard">
      <style:graphic-properties draw:fill="hatch" draw:fill-color="#000000" draw:fill-gradient-name="Gradient_20_1" draw:fill-hatch-name="Blue_20_Crossed_20_45_20_Degrees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rect draw:style-name="gr1" draw:text-style-name="P1" draw:layer="layout" svg:width="17cm" svg:height="10cm" svg:x="1.5cm" svg:y="5cm">
          <text:p/>
        </draw:rect>
        <draw:custom-shape draw:style-name="gr2" draw:text-style-name="P1" draw:layer="layout" svg:width="5.826cm" svg:height="2.179cm" svg:x="8.674cm" svg:y="9.322cm">
          <text:p text:style-name="P1">parser.r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5.826cm" svg:height="2.178cm" svg:x="2cm" svg:y="1.822cm">
          <text:p text:style-name="P1">plc.r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822cm" svg:height="2.178cm" svg:x="2cm" svg:y="9.322cm">
          <text:p text:style-name="P1">jvm_code_builder.r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2.823cm" svg:height="2.178cm" svg:x="15.177cm" svg:y="6cm">
          <text:p text:style-name="P1">ast.r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" draw:layer="layout" svg:width="5.823cm" svg:height="2.178cm" svg:x="8.674cm" svg:y="12.322cm">
          <text:p text:style-name="P1">scanner.r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6.309cm" svg:height="2.178cm" svg:x="8.513cm" svg:y="6cm">
          <text:p text:style-name="P1">semantic_analysis.rb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5cm" svg:y1="4cm" svg:x2="5cm" svg:y2="5cm">
          <text:p/>
        </draw:line>
        <draw:frame draw:style-name="gr5" draw:layer="layout" svg:width="7.491cm" svg:height="0.962cm" svg:x="5.509cm" svg:y="4cm">
          <draw:text-box>
            <text:p>&lt;&lt;Wires objects, uses&gt;&gt;</text:p>
          </draw:text-box>
        </draw:frame>
        <draw:custom-shape draw:style-name="gr6" draw:text-style-name="P1" draw:layer="layout" svg:width="2.5cm" svg:height="2cm" svg:x="4cm" svg:y="15.5cm">
          <text:p text:style-name="P1">.j </text:p>
          <text:p text:style-name="P1">(jasmin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7.822cm" svg:y1="8.178cm" svg:x2="8.674cm" svg:y2="9.322cm">
          <text:p/>
        </draw:line>
        <draw:custom-shape draw:style-name="gr2" draw:text-style-name="P1" draw:layer="layout" svg:width="5.822cm" svg:height="2.178cm" svg:x="2cm" svg:y="6cm">
          <text:p text:style-name="P1">codegen.r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4" draw:text-style-name="P1" draw:layer="layout" svg:x1="5cm" svg:y1="8.178cm" svg:x2="5cm" svg:y2="9.322cm">
          <text:p/>
        </draw:line>
        <draw:line draw:style-name="gr4" draw:text-style-name="P1" draw:layer="layout" svg:x1="11.5cm" svg:y1="11.5cm" svg:x2="11.5cm" svg:y2="12.322cm">
          <text:p/>
        </draw:line>
        <draw:line draw:style-name="gr4" draw:text-style-name="P1" draw:layer="layout" svg:x1="7.822cm" svg:y1="6.991cm" svg:x2="8.5cm" svg:y2="7cm">
          <text:p/>
        </draw:line>
        <draw:custom-shape draw:style-name="gr7" draw:text-style-name="P1" draw:id="id1" draw:layer="layout" svg:width="2cm" svg:height="2cm" svg:x="10.5cm" svg:y="15.5cm">
          <text:p text:style-name="P1">.pa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draw:type="line" svg:x1="11.499cm" svg:y1="15.5cm" svg:x2="11.584cm" svg:y2="14.5cm" draw:start-shape="id1" draw:start-glue-point="4" draw:end-shape="id2" draw:end-glue-point="6" svg:d="m11499 15500 85-1000">
          <text:p/>
        </draw:connector>
        <draw:line draw:style-name="gr4" draw:text-style-name="P1" draw:layer="layout" svg:x1="5cm" svg:y1="11.5cm" svg:x2="5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opacity-name="Transparency_20_1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rttu Auramo</meta:initial-creator>
    <meta:creation-date>2010-05-15T20:36:17</meta:creation-date>
    <dc:date>2010-05-15T21:17:15</dc:date>
    <dc:creator>Perttu Auramo</dc:creator>
    <meta:editing-duration>PT00H41M00S</meta:editing-duration>
    <meta:editing-cycles>14</meta:editing-cycles>
    <meta:generator>OpenOffice.org/3.0$Unix OpenOffice.org_project/300m9$Build-9358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